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-dash="Fine_20_Dashed"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draw:stroke-dash="Fine_20_Dashed" svg:stroke-width="0.1cm" svg:stroke-color="#000000" draw:fill="none" draw:fill-color="#ffffff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-dash="Fine_20_Dashed"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withoutfill">
      <style:graphic-properties draw:stroke-dash="Fine_20_Dashed" svg:stroke-width="0.05cm" svg:stroke-color="#000000" draw:marker-start-width="0.125cm" draw:marker-end-width="0.125cm" draw:fill="none" draw:fill-color="#ffffff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stroke-dash="Fine_20_Dashed" svg:stroke-width="0.05cm" svg:stroke-color="#000000" draw:fill="none" draw:fill-color="#ffffff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-dash="Fine_20_Dashed" svg:stroke-width="0.05cm" svg:stroke-color="#000000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draw:stroke-dash="Fine_20_Dashed" svg:stroke-width="0.05cm" svg:stroke-color="#000000" draw:fill="none" draw:fill-color="#ffffff" fo:min-height="0.4cm" fo:padding-top="0.15cm" fo:padding-bottom="0.15cm" fo:padding-left="0.275cm" fo:padding-right="0.275cm"/>
    </style:style>
    <style:style style:name="gr8" style:family="graphic" style:parent-style-name="standard">
      <style:graphic-properties draw:stroke="solid" svg:stroke-width="0.1cm" svg:stroke-color="#000000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width="0.1cm" svg:stroke-color="#000000" draw:fill="none" draw:fill-color="#ffffff" fo:min-height="0.5cm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width="0.1cm" svg:stroke-color="#000000" draw:fill="none" draw:fill-color="#ffffff" fo:min-height="0.8cm" fo:padding-top="0.175cm" fo:padding-bottom="0.175cm" fo:padding-left="0.3cm" fo:padding-right="0.3cm"/>
    </style:style>
    <style:style style:name="gr13" style:family="graphic" style:parent-style-name="objectwithoutfill">
      <style:graphic-properties draw:stroke="dash" draw:stroke-dash="Fine_20_Dashed" svg:stroke-width="0cm" svg:stroke-color="#000000" draw:marker-start-width="0.05cm" draw:marker-end-width="0.05cm" draw:fill="none" draw:textarea-vertical-align="middle" fo:padding-top="0.125cm" fo:padding-bottom="0.125cm" fo:padding-left="0.25cm" fo:padding-right="0.25cm"/>
    </style:style>
    <style:style style:name="gr14" style:family="graphic" style:parent-style-name="standard">
      <style:graphic-properties draw:stroke="none" svg:stroke-width="0.1cm" svg:stroke-color="#000000" draw:fill="none" draw:fill-color="#ffffff" fo:min-height="0.2cm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width="0.1cm" svg:stroke-color="#000000" draw:fill="none" draw:fill-color="#ffffff" fo:min-height="0.35cm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width="0.05cm" svg:stroke-color="#000000" draw:fill="none" draw:fill-color="#ffffff" fo:min-height="0.033cm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width="0.05cm" svg:stroke-color="#000000" draw:fill="none" draw:fill-color="#ffffff" fo:min-height="0.3cm" fo:padding-top="0.15cm" fo:padding-bottom="0.15cm" fo:padding-left="0.275cm" fo:padding-right="0.275cm"/>
    </style:style>
    <style:style style:name="gr19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color="#000000" draw:fill="none" draw:fill-color="#ffffff" fo:min-height="1.3cm"/>
    </style:style>
    <style:style style:name="gr21" style:family="graphic" style:parent-style-name="standard">
      <style:graphic-properties draw:stroke="none" svg:stroke-color="#000000" draw:fill="none" draw:fill-color="#ffffff" fo:min-height="0.7cm"/>
    </style:style>
    <style:style style:name="gr22" style:family="graphic" style:parent-style-name="standard">
      <style:graphic-properties svg:stroke-width="0cm" svg:stroke-color="#000000" draw:marker-start-width="0.125cm" draw:marker-end-width="0.125cm" draw:fill="solid" draw:fill-color="#eeeeee" draw:textarea-horizontal-align="justify" draw:textarea-vertical-align="middle" draw:auto-grow-height="false" fo:padding-top="0.125cm" fo:padding-bottom="0.125cm" fo:padding-left="0.25cm" fo:padding-right="0.25cm"/>
    </style:style>
    <style:style style:name="gr23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24" style:family="graphic" style:parent-style-name="objectwithoutfill">
      <style:graphic-properties draw:stroke="dash" draw:stroke-dash="Fine_20_Dashed" svg:stroke-width="0cm" svg:stroke-color="#000000" draw:marker-start-width="0.125cm" draw:marker-end-width="0.125cm" draw:fill="none" draw:textarea-vertical-align="middle" fo:padding-top="0.125cm" fo:padding-bottom="0.125cm" fo:padding-left="0.25cm" fo:padding-right="0.25cm"/>
    </style:style>
    <style:style style:name="gr25" style:family="graphic" style:parent-style-name="standard">
      <style:graphic-properties draw:stroke="none" svg:stroke-width="0.05cm" svg:stroke-color="#000000" draw:fill="none" draw:fill-color="#ffffff" fo:min-height="0.5cm" fo:padding-top="0.15cm" fo:padding-bottom="0.15cm" fo:padding-left="0.275cm" fo:padding-right="0.275cm"/>
    </style:style>
    <style:style style:name="gr26" style:family="graphic" style:parent-style-name="standard">
      <style:graphic-properties svg:stroke-width="0cm" svg:stroke-color="#ffffff" draw:marker-start-width="0.05cm" draw:marker-end-width="0.05cm" draw:fill="solid" draw:fill-color="#ffffff" draw:fill-image-width="0cm" draw:fill-image-height="0cm" draw:textarea-horizontal-align="justify" draw:textarea-vertical-align="middle" draw:auto-grow-height="false" fo:padding-top="0.125cm" fo:padding-bottom="0.125cm" fo:padding-left="0.25cm" fo:padding-right="0.25cm"/>
    </style:style>
    <style:style style:name="gr27" style:family="graphic" style:parent-style-name="objectwithoutfill">
      <style:graphic-properties svg:stroke-width="0cm" svg:stroke-color="#000000" draw:marker-start-width="0.05cm" draw:marker-end-width="0.05cm" draw:fill="solid" draw:fill-color="#9900ff" draw:textarea-vertical-align="middle" fo:padding-top="0.125cm" fo:padding-bottom="0.125cm" fo:padding-left="0.25cm" fo:padding-right="0.25cm"/>
    </style:style>
    <style:style style:name="gr28" style:family="graphic" style:parent-style-name="objectwithoutfill">
      <style:graphic-properties draw:fill="none" draw:textarea-vertical-align="middle"/>
    </style:style>
    <style:style style:name="gr29" style:family="graphic" style:parent-style-name="objectwithoutfill">
      <style:graphic-properties draw:fill="none" draw:textarea-horizontal-align="center" draw:textarea-vertical-align="middle"/>
    </style:style>
    <style:style style:name="gr30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31" style:family="graphic" style:parent-style-name="standard">
      <style:graphic-properties draw:stroke="none" svg:stroke-color="#000000" draw:fill="none" draw:fill-color="#ffffff" fo:min-height="2.3cm"/>
    </style:style>
    <style:style style:name="gr32" style:family="graphic" style:parent-style-name="standard">
      <style:graphic-properties svg:stroke-width="0cm" svg:stroke-color="#000000" draw:marker-start-width="0.2cm" draw:marker-end-width="0.2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33" style:family="graphic" style:parent-style-name="standard">
      <style:graphic-properties draw:stroke="none" svg:stroke-color="#000000" draw:fill="none" draw:fill-color="#ffffff" fo:min-height="1.55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color="#666666"/>
    </style:style>
    <style:style style:name="P4" style:family="paragraph">
      <style:text-properties fo:font-size="8pt" style:font-size-asian="8pt" style:font-size-complex="8pt"/>
    </style:style>
    <style:style style:name="P5" style:family="paragraph">
      <style:text-properties fo:font-size="11pt" style:font-size-asian="11pt" style:font-size-complex="11pt"/>
    </style:style>
    <style:style style:name="P6" style:family="paragraph">
      <style:text-properties fo:font-size="14pt" style:font-size-asian="14pt" style:font-size-complex="14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666666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5cm" svg:height="13.8cm" svg:x="2.182cm" svg:y="3.65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2.2cm" svg:y1="4.45cm" svg:x2="17.2cm" svg:y2="4.45cm">
            <text:p/>
          </draw:line>
          <draw:g>
            <draw:custom-shape draw:style-name="gr3" draw:text-style-name="P1" draw:layer="layout" svg:width="1.9cm" svg:height="0.5cm" svg:x="14.9cm" svg:y="3.65cm">
              <text:p/>
              <draw:enhanced-geometry svg:viewBox="0 0 21600 21600" draw:type="rectangle" draw:enhanced-path="M 0 0 L 21600 0 21600 21600 0 21600 0 0 Z N"/>
            </draw:custom-shape>
            <draw:line draw:style-name="gr2" draw:text-style-name="P1" draw:layer="layout" svg:x1="15.5cm" svg:y1="4.15cm" svg:x2="15.5cm" svg:y2="3.65cm">
              <text:p/>
            </draw:line>
            <draw:line draw:style-name="gr2" draw:text-style-name="P1" draw:layer="layout" svg:x1="16.2cm" svg:y1="4.15cm" svg:x2="16.2cm" svg:y2="3.65cm">
              <text:p/>
            </draw:line>
          </draw:g>
          <draw:line draw:style-name="gr4" draw:text-style-name="P1" draw:layer="layout" svg:x1="16.3cm" svg:y1="3.75cm" svg:x2="16.7cm" svg:y2="4.05cm">
            <text:p/>
          </draw:line>
          <draw:line draw:style-name="gr4" draw:text-style-name="P1" draw:layer="layout" svg:x1="16.3cm" svg:y1="4.05cm" svg:x2="16.7cm" svg:y2="3.75cm">
            <text:p/>
          </draw:line>
          <draw:line draw:style-name="gr5" draw:text-style-name="P1" draw:layer="layout" svg:x1="15cm" svg:y1="4.05cm" svg:x2="15.4cm" svg:y2="4.05cm">
            <text:p/>
          </draw:line>
          <draw:custom-shape draw:style-name="gr6" draw:text-style-name="P1" draw:layer="layout" svg:width="0.5cm" svg:height="0.3cm" svg:x="15.6cm" svg:y="3.75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2" draw:layer="layout" svg:width="9.1cm" svg:height="0.7cm" svg:x="2.4cm" svg:y="3.75cm">
            <draw:text-box>
              <text:p><text:span text:style-name="T1"><text:s/></text:span><text:span text:style-name="T1">Product Search Interface</text:span></text:p>
            </draw:text-box>
          </draw:frame>
        </draw:g>
        <draw:custom-shape draw:style-name="gr8" draw:text-style-name="P1" draw:layer="layout" svg:width="2.9cm" svg:height="9.5cm" svg:x="2.2cm" svg:y="6.3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1cm" svg:height="2.3cm" svg:x="9.4cm" svg:y="6.3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1cm" svg:height="2.3cm" svg:x="13.2cm" svg:y="6.3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1cm" svg:height="2.3cm" svg:x="5.7cm" svg:y="9.6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1cm" svg:height="2.3cm" svg:x="9.4cm" svg:y="9.6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1cm" svg:height="2.3cm" svg:x="13.2cm" svg:y="9.65cm">
          <text:p/>
          <draw:enhanced-geometry svg:viewBox="0 0 21600 21600" draw:type="rectangle" draw:enhanced-path="M 0 0 L 21600 0 21600 21600 0 21600 0 0 Z N"/>
        </draw:custom-shape>
        <draw:g>
          <draw:custom-shape draw:style-name="gr8" draw:text-style-name="P1" draw:layer="layout" svg:width="3.1cm" svg:height="2.3cm" svg:x="5.7cm" svg:y="6.3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3.1cm" svg:height="0.5cm" svg:x="5.7cm" svg:y="8.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1" draw:layer="layout" svg:width="3.1cm" svg:height="2.3cm" svg:x="9.4cm" svg:y="6.3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3.1cm" svg:height="0.5cm" svg:x="9.4cm" svg:y="8.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1" draw:layer="layout" svg:width="3.1cm" svg:height="2.3cm" svg:x="13.2cm" svg:y="6.3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3.1cm" svg:height="0.5cm" svg:x="13.2cm" svg:y="8.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1" draw:layer="layout" svg:width="3.1cm" svg:height="2.3cm" svg:x="5.7cm" svg:y="9.6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3.1cm" svg:height="0.5cm" svg:x="5.7cm" svg:y="11.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1" draw:layer="layout" svg:width="3.1cm" svg:height="2.3cm" svg:x="9.4cm" svg:y="9.6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3.1cm" svg:height="0.5cm" svg:x="9.4cm" svg:y="11.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1" draw:layer="layout" svg:width="3.1cm" svg:height="2.3cm" svg:x="13.2cm" svg:y="9.6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3.1cm" svg:height="0.5cm" svg:x="13.2cm" svg:y="11.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1" draw:layer="layout" svg:width="3.1cm" svg:height="2.3cm" svg:x="5.7cm" svg:y="13.0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3.1cm" svg:height="0.5cm" svg:x="5.7cm" svg:y="15.35cm">
            <text:p/>
            <draw:enhanced-geometry svg:viewBox="0 0 21600 21600" draw:type="rectangle" draw:enhanced-path="M 0 0 L 21600 0 21600 21600 0 21600 0 0 Z N"/>
          </draw:custom-shape>
        </draw:g>
        <draw:frame draw:style-name="gr9" draw:layer="layout" svg:width="0.602cm" svg:height="1.287cm" svg:x="7cm" svg:y="8.85cm">
          <draw:text-box>
            <text:p/>
          </draw:text-box>
        </draw:frame>
        <draw:frame draw:style-name="gr10" draw:text-style-name="P2" draw:layer="layout" svg:width="3.1cm" svg:height="0.85cm" svg:x="6.5cm" svg:y="8.5cm">
          <draw:text-box>
            <text:p><text:span text:style-name="T1">Dog</text:span></text:p>
          </draw:text-box>
        </draw:frame>
        <draw:frame draw:style-name="gr10" draw:text-style-name="P2" draw:layer="layout" svg:width="3.1cm" svg:height="0.85cm" svg:x="10.3cm" svg:y="8.5cm">
          <draw:text-box>
            <text:p><text:span text:style-name="T1">Cat</text:span></text:p>
          </draw:text-box>
        </draw:frame>
        <draw:frame draw:style-name="gr10" draw:text-style-name="P2" draw:layer="layout" svg:width="3.1cm" svg:height="0.85cm" svg:x="14.1cm" svg:y="8.6cm">
          <draw:text-box>
            <text:p><text:span text:style-name="T1">Fish</text:span></text:p>
          </draw:text-box>
        </draw:frame>
        <draw:frame draw:style-name="gr10" draw:text-style-name="P2" draw:layer="layout" svg:width="3.1cm" svg:height="0.85cm" svg:x="6.1cm" svg:y="11.8cm">
          <draw:text-box>
            <text:p><text:span text:style-name="T1">Small Pets</text:span></text:p>
          </draw:text-box>
        </draw:frame>
        <draw:frame draw:style-name="gr10" draw:text-style-name="P2" draw:layer="layout" svg:width="3.1cm" svg:height="0.85cm" svg:x="10.3cm" svg:y="11.8cm">
          <draw:text-box>
            <text:p><text:span text:style-name="T1">Bird</text:span></text:p>
          </draw:text-box>
        </draw:frame>
        <draw:frame draw:style-name="gr10" draw:text-style-name="P2" draw:layer="layout" svg:width="3.1cm" svg:height="0.85cm" svg:x="13.9cm" svg:y="11.8cm">
          <draw:text-box>
            <text:p><text:span text:style-name="T1">Reptile</text:span></text:p>
          </draw:text-box>
        </draw:frame>
        <draw:frame draw:style-name="gr10" draw:text-style-name="P2" draw:layer="layout" svg:width="3.1cm" svg:height="0.85cm" svg:x="6.4cm" svg:y="15.2cm">
          <draw:text-box>
            <text:p><text:span text:style-name="T1">Equine</text:span></text:p>
          </draw:text-box>
        </draw:frame>
        <draw:frame draw:style-name="gr11" draw:text-style-name="P3" draw:layer="layout" svg:width="3.1cm" svg:height="1.773cm" svg:x="5.7cm" svg:y="6.677cm">
          <draw:text-box>
            <text:p text:style-name="P1"><text:span text:style-name="T2">Relevant</text:span></text:p>
            <text:p text:style-name="P1"><text:span text:style-name="T2">image</text:span></text:p>
          </draw:text-box>
        </draw:frame>
        <draw:frame draw:style-name="gr11" draw:text-style-name="P3" draw:layer="layout" svg:width="3.1cm" svg:height="1.773cm" svg:x="9.4cm" svg:y="6.678cm">
          <draw:text-box>
            <text:p text:style-name="P1"><text:span text:style-name="T2">Relevant</text:span></text:p>
            <text:p text:style-name="P1"><text:span text:style-name="T2">image</text:span></text:p>
          </draw:text-box>
        </draw:frame>
        <draw:frame draw:style-name="gr11" draw:text-style-name="P3" draw:layer="layout" svg:width="3.1cm" svg:height="1.773cm" svg:x="13.2cm" svg:y="6.679cm">
          <draw:text-box>
            <text:p text:style-name="P1"><text:span text:style-name="T2">Relevant</text:span></text:p>
            <text:p text:style-name="P1"><text:span text:style-name="T2">image</text:span></text:p>
          </draw:text-box>
        </draw:frame>
        <draw:frame draw:style-name="gr11" draw:text-style-name="P3" draw:layer="layout" svg:width="3.1cm" svg:height="1.773cm" svg:x="13.2cm" svg:y="9.88cm">
          <draw:text-box>
            <text:p text:style-name="P1"><text:span text:style-name="T2">Relevant</text:span></text:p>
            <text:p text:style-name="P1"><text:span text:style-name="T2">image</text:span></text:p>
          </draw:text-box>
        </draw:frame>
        <draw:frame draw:style-name="gr11" draw:text-style-name="P3" draw:layer="layout" svg:width="3.1cm" svg:height="1.773cm" svg:x="9.4cm" svg:y="9.881cm">
          <draw:text-box>
            <text:p text:style-name="P1"><text:span text:style-name="T2">Relevant</text:span></text:p>
            <text:p text:style-name="P1"><text:span text:style-name="T2">image</text:span></text:p>
          </draw:text-box>
        </draw:frame>
        <draw:frame draw:style-name="gr11" draw:text-style-name="P3" draw:layer="layout" svg:width="3.1cm" svg:height="1.773cm" svg:x="5.7cm" svg:y="9.882cm">
          <draw:text-box>
            <text:p text:style-name="P1"><text:span text:style-name="T2">Relevant</text:span></text:p>
            <text:p text:style-name="P1"><text:span text:style-name="T2">image</text:span></text:p>
          </draw:text-box>
        </draw:frame>
        <draw:frame draw:style-name="gr11" draw:text-style-name="P3" draw:layer="layout" svg:width="3.1cm" svg:height="1.773cm" svg:x="5.7cm" svg:y="13.283cm">
          <draw:text-box>
            <text:p text:style-name="P1"><text:span text:style-name="T2">Relevant</text:span></text:p>
            <text:p text:style-name="P1"><text:span text:style-name="T2">image</text:span></text:p>
          </draw:text-box>
        </draw:frame>
        <draw:frame draw:style-name="gr12" draw:text-style-name="P4" draw:layer="layout" svg:width="4.1cm" svg:height="1.15cm" svg:x="2.1cm" svg:y="6.45cm">
          <draw:text-box>
            <text:p><text:span text:style-name="T3">Dog Food</text:span></text:p>
          </draw:text-box>
        </draw:frame>
        <draw:frame draw:style-name="gr12" draw:text-style-name="P4" draw:layer="layout" svg:width="4.1cm" svg:height="1.15cm" svg:x="2.1cm" svg:y="6.85cm">
          <draw:text-box>
            <text:p><text:span text:style-name="T3">Dog Health Care</text:span></text:p>
          </draw:text-box>
        </draw:frame>
        <draw:frame draw:style-name="gr12" draw:text-style-name="P4" draw:layer="layout" svg:width="4.1cm" svg:height="1.15cm" svg:x="2.1cm" svg:y="7.25cm">
          <draw:text-box>
            <text:p><text:span text:style-name="T3">Dog Flea and Tick</text:span></text:p>
          </draw:text-box>
        </draw:frame>
        <draw:frame draw:style-name="gr12" draw:text-style-name="P4" draw:layer="layout" svg:width="4.1cm" svg:height="1.15cm" svg:x="2.1cm" svg:y="7.95cm">
          <draw:text-box>
            <text:p><text:span text:style-name="T3">Cat Food</text:span></text:p>
          </draw:text-box>
        </draw:frame>
        <draw:frame draw:style-name="gr12" draw:text-style-name="P4" draw:layer="layout" svg:width="4.1cm" svg:height="1.15cm" svg:x="2.1cm" svg:y="8.75cm">
          <draw:text-box>
            <text:p><text:span text:style-name="T3">Cat Flea and Tick</text:span></text:p>
          </draw:text-box>
        </draw:frame>
        <draw:frame draw:style-name="gr12" draw:text-style-name="P4" draw:layer="layout" svg:width="4.1cm" svg:height="1.15cm" svg:x="2.1cm" svg:y="8.35cm">
          <draw:text-box>
            <text:p><text:span text:style-name="T3">Cat Health Care</text:span></text:p>
          </draw:text-box>
        </draw:frame>
        <draw:line draw:style-name="gr13" draw:text-style-name="P1" draw:layer="layout" svg:x1="2.5cm" svg:y1="7.95cm" svg:x2="4.7cm" svg:y2="7.95cm">
          <text:p/>
        </draw:line>
        <draw:line draw:style-name="gr13" draw:text-style-name="P1" draw:layer="layout" svg:x1="2.5cm" svg:y1="9.45cm" svg:x2="4.7cm" svg:y2="9.45cm">
          <text:p/>
        </draw:line>
        <draw:frame draw:style-name="gr14" draw:text-style-name="P4" draw:layer="layout" svg:width="4.1cm" svg:height="0.669cm" svg:x="2.1cm" svg:y="9.481cm">
          <draw:text-box>
            <text:p><text:span text:style-name="T3">Fish Medications</text:span></text:p>
          </draw:text-box>
        </draw:frame>
        <draw:frame draw:style-name="gr15" draw:text-style-name="P4" draw:layer="layout" svg:width="4.1cm" svg:height="0.7cm" svg:x="2.1cm" svg:y="9.85cm">
          <draw:text-box>
            <text:p><text:span text:style-name="T3">Live Plant Care</text:span></text:p>
          </draw:text-box>
        </draw:frame>
        <draw:line draw:style-name="gr13" draw:text-style-name="P1" draw:layer="layout" svg:x1="2.5cm" svg:y1="10.55cm" svg:x2="4.7cm" svg:y2="10.55cm">
          <text:p/>
        </draw:line>
        <draw:frame draw:style-name="gr14" draw:text-style-name="P4" draw:layer="layout" svg:width="4.1cm" svg:height="0.669cm" svg:x="2.1cm" svg:y="10.581cm">
          <draw:text-box>
            <text:p><text:span text:style-name="T3">Small Pet Food </text:span></text:p>
          </draw:text-box>
        </draw:frame>
        <draw:frame draw:style-name="gr14" draw:text-style-name="P4" draw:layer="layout" svg:width="4.1cm" svg:height="0.669cm" svg:x="2.1cm" svg:y="11.05cm">
          <draw:text-box>
            <text:p><text:span text:style-name="T3">Small Pet Grooming</text:span></text:p>
          </draw:text-box>
        </draw:frame>
        <draw:line draw:style-name="gr13" draw:text-style-name="P1" draw:layer="layout" svg:x1="2.5cm" svg:y1="13.15cm" svg:x2="4.7cm" svg:y2="13.15cm">
          <text:p/>
        </draw:line>
        <draw:line draw:style-name="gr13" draw:text-style-name="P1" draw:layer="layout" svg:x1="2.5cm" svg:y1="11.75cm" svg:x2="4.7cm" svg:y2="11.75cm">
          <text:p/>
        </draw:line>
        <draw:frame draw:style-name="gr14" draw:text-style-name="P4" draw:layer="layout" svg:width="4.1cm" svg:height="0.669cm" svg:x="2.2cm" svg:y="11.75cm">
          <draw:text-box>
            <text:p><text:span text:style-name="T3">Wild Bird Food </text:span></text:p>
          </draw:text-box>
        </draw:frame>
        <draw:frame draw:style-name="gr14" draw:text-style-name="P4" draw:layer="layout" svg:width="4.1cm" svg:height="0.669cm" svg:x="2.2cm" svg:y="12.151cm">
          <draw:text-box>
            <text:p><text:span text:style-name="T3">Wild Animal Food </text:span></text:p>
          </draw:text-box>
        </draw:frame>
        <draw:frame draw:style-name="gr14" draw:text-style-name="P4" draw:layer="layout" svg:width="4.1cm" svg:height="0.669cm" svg:x="2.2cm" svg:y="12.552cm">
          <draw:text-box>
            <text:p><text:span text:style-name="T3">Bird Health Care </text:span></text:p>
          </draw:text-box>
        </draw:frame>
        <draw:frame draw:style-name="gr14" draw:text-style-name="P4" draw:layer="layout" svg:width="4.1cm" svg:height="0.669cm" svg:x="2.2cm" svg:y="13.152cm">
          <draw:text-box>
            <text:p><text:span text:style-name="T3">Reptile Food </text:span></text:p>
          </draw:text-box>
        </draw:frame>
        <draw:frame draw:style-name="gr14" draw:text-style-name="P4" draw:layer="layout" svg:width="4.1cm" svg:height="0.669cm" svg:x="2.2cm" svg:y="13.553cm">
          <draw:text-box>
            <text:p><text:span text:style-name="T3">Reptile Medication </text:span></text:p>
          </draw:text-box>
        </draw:frame>
        <draw:line draw:style-name="gr13" draw:text-style-name="P1" draw:layer="layout" svg:x1="2.5cm" svg:y1="14.25cm" svg:x2="4.7cm" svg:y2="14.25cm">
          <text:p/>
        </draw:line>
        <draw:frame draw:style-name="gr14" draw:text-style-name="P4" draw:layer="layout" svg:width="4.1cm" svg:height="0.669cm" svg:x="2.2cm" svg:y="14.254cm">
          <draw:text-box>
            <text:p><text:span text:style-name="T3">Equine Medicine</text:span></text:p>
          </draw:text-box>
        </draw:frame>
        <draw:frame draw:style-name="gr14" draw:text-style-name="P4" draw:layer="layout" svg:width="4.1cm" svg:height="0.669cm" svg:x="2.2cm" svg:y="14.655cm">
          <draw:text-box>
            <text:p><text:span text:style-name="T3">Horse Food</text:span></text:p>
          </draw:text-box>
        </draw:frame>
        <draw:frame draw:style-name="gr14" draw:text-style-name="P4" draw:layer="layout" svg:width="4.1cm" svg:height="0.669cm" svg:x="2.2cm" svg:y="15.056cm">
          <draw:text-box>
            <text:p><text:span text:style-name="T3">Horse Grooming</text:span></text:p>
          </draw:text-box>
        </draw:frame>
        <draw:g>
          <draw:line draw:style-name="gr16" draw:text-style-name="P1" draw:layer="layout" svg:x1="2.188cm" svg:y1="5.048cm" svg:x2="17.188cm" svg:y2="5.048cm">
            <text:p/>
          </draw:line>
          <draw:frame draw:style-name="gr17" draw:text-style-name="P5" draw:layer="layout" svg:width="4cm" svg:height="0.733cm" svg:x="2.488cm" svg:y="4.415cm">
            <draw:text-box>
              <text:p><text:span text:style-name="T4">Product</text:span></text:p>
            </draw:text-box>
          </draw:frame>
          <draw:line draw:style-name="gr16" draw:text-style-name="P1" draw:layer="layout" svg:x1="4.588cm" svg:y1="4.448cm" svg:x2="4.588cm" svg:y2="5.048cm">
            <text:p/>
          </draw:line>
          <draw:line draw:style-name="gr16" draw:text-style-name="P1" draw:layer="layout" svg:x1="6.688cm" svg:y1="4.448cm" svg:x2="6.688cm" svg:y2="5.048cm">
            <text:p/>
          </draw:line>
          <draw:frame draw:style-name="gr18" draw:text-style-name="P5" draw:layer="layout" svg:width="4cm" svg:height="0.733cm" svg:x="4.888cm" svg:y="4.416cm">
            <draw:text-box>
              <text:p><text:span text:style-name="T4">Stock</text:span></text:p>
            </draw:text-box>
          </draw:frame>
          <draw:line draw:style-name="gr16" draw:text-style-name="P1" draw:layer="layout" svg:x1="8.988cm" svg:y1="4.448cm" svg:x2="8.988cm" svg:y2="5.048cm">
            <text:p/>
          </draw:line>
          <draw:frame draw:style-name="gr18" draw:text-style-name="P5" draw:layer="layout" svg:width="4cm" svg:height="0.733cm" svg:x="6.988cm" svg:y="4.417cm">
            <draw:text-box>
              <text:p><text:span text:style-name="T4">Order</text:span></text:p>
            </draw:text-box>
          </draw:frame>
          <draw:line draw:style-name="gr16" draw:text-style-name="P1" draw:layer="layout" svg:x1="11.688cm" svg:y1="4.448cm" svg:x2="11.688cm" svg:y2="5.048cm">
            <text:p/>
          </draw:line>
          <draw:frame draw:style-name="gr18" draw:text-style-name="P5" draw:layer="layout" svg:width="4cm" svg:height="0.733cm" svg:x="9.188cm" svg:y="4.418cm">
            <draw:text-box>
              <text:p><text:span text:style-name="T4">Employee</text:span></text:p>
            </draw:text-box>
          </draw:frame>
          <draw:line draw:style-name="gr16" draw:text-style-name="P1" draw:layer="layout" svg:x1="14.488cm" svg:y1="4.448cm" svg:x2="14.488cm" svg:y2="5.048cm">
            <text:p/>
          </draw:line>
          <draw:frame draw:style-name="gr18" draw:text-style-name="P5" draw:layer="layout" svg:width="4cm" svg:height="0.733cm" svg:x="12.088cm" svg:y="4.418cm">
            <draw:text-box>
              <text:p><text:span text:style-name="T4">Member</text:span></text:p>
            </draw:text-box>
          </draw:frame>
          <draw:frame draw:style-name="gr18" draw:text-style-name="P5" draw:layer="layout" svg:width="4cm" svg:height="0.733cm" svg:x="14.888cm" svg:y="4.421cm">
            <draw:text-box>
              <text:p><text:span text:style-name="T4">Help</text:span></text:p>
            </draw:text-box>
          </draw:frame>
        </draw:g>
        <draw:custom-shape draw:style-name="gr19" draw:text-style-name="P1" draw:layer="layout" svg:width="2.1cm" svg:height="0.85cm" svg:x="14.4cm" svg:y="16.1cm">
          <text:p/>
          <draw:enhanced-geometry svg:viewBox="0 0 21600 21600" draw:type="rectangle" draw:enhanced-path="M 0 0 L 21600 0 21600 21600 0 21600 0 0 Z N"/>
        </draw:custom-shape>
        <draw:frame draw:style-name="gr20" draw:text-style-name="P6" draw:layer="layout" svg:width="2.7cm" svg:height="1.55cm" svg:x="14.4cm" svg:y="16.15cm">
          <draw:text-box>
            <text:p text:style-name="P6"><text:span text:style-name="T5">Log Off</text:span></text:p>
          </draw:text-box>
        </draw:frame>
        <draw:custom-shape draw:style-name="gr19" draw:text-style-name="P1" draw:layer="layout" svg:width="3.9cm" svg:height="1.7cm" svg:x="20cm" svg:y="2.2cm">
          <text:p/>
          <draw:enhanced-geometry svg:viewBox="0 0 21600 21600" draw:type="rectangle" draw:enhanced-path="M 0 0 L 21600 0 21600 21600 0 21600 0 0 Z N"/>
        </draw:custom-shape>
        <draw:frame draw:style-name="gr21" draw:layer="layout" svg:width="3.3cm" svg:height="0.962cm" svg:x="20.5cm" svg:y="2.55cm">
          <draw:text-box>
            <text:p>Product</text:p>
          </draw:text-box>
        </draw:frame>
        <draw:custom-shape draw:style-name="gr22" draw:text-style-name="P1" draw:layer="layout" svg:width="3.6cm" svg:height="2.2cm" svg:x="19.179cm" svg:y="3.3cm">
          <text:p/>
          <draw:enhanced-geometry svg:viewBox="0 0 21600 21600" draw:type="rectangle" draw:enhanced-path="M 0 0 L 21600 0 21600 21600 0 21600 0 0 Z N"/>
        </draw:custom-shape>
        <draw:frame draw:style-name="gr23" draw:text-style-name="P4" draw:layer="layout" svg:width="2.834cm" svg:height="0.619cm" svg:x="19.8cm" svg:y="3.36cm">
          <draw:text-box>
            <text:p><text:span text:style-name="T3">Add New Product </text:span></text:p>
          </draw:text-box>
        </draw:frame>
        <draw:line draw:style-name="gr24" draw:text-style-name="P1" draw:layer="layout" svg:x1="19.2cm" svg:y1="4cm" svg:x2="22.779cm" svg:y2="3.979cm">
          <text:p/>
        </draw:line>
        <draw:frame draw:style-name="gr25" draw:text-style-name="P4" draw:layer="layout" svg:width="2.679cm" svg:height="0.8cm" svg:x="19.8cm" svg:y="4.079cm">
          <draw:text-box>
            <text:p><text:span text:style-name="T3">Delete a Product</text:span></text:p>
          </draw:text-box>
        </draw:frame>
        <draw:g>
          <draw:custom-shape draw:style-name="gr26" draw:text-style-name="P1" draw:layer="layout" svg:width="0.575cm" svg:height="0.044cm" draw:transform="skewX (-0.0226892802759263) rotate (-1.26641090524709) translate (22.778cm 3.49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7" draw:text-style-name="P1" draw:layer="layout" svg:x1="22.667cm" svg:y1="3.379cm" svg:x2="22.667cm" svg:y2="3.914cm">
            <text:p/>
          </draw:line>
          <draw:line draw:style-name="gr27" draw:text-style-name="P1" draw:layer="layout" svg:x1="22.667cm" svg:y1="3.379cm" svg:x2="23.079cm" svg:y2="3.791cm">
            <text:p/>
          </draw:line>
          <draw:line draw:style-name="gr27" draw:text-style-name="P1" draw:layer="layout" svg:x1="22.873cm" svg:y1="3.791cm" svg:x2="23.079cm" svg:y2="3.791cm">
            <text:p/>
          </draw:line>
          <draw:line draw:style-name="gr27" draw:text-style-name="P1" draw:layer="layout" svg:x1="22.667cm" svg:y1="3.915cm" svg:x2="22.832cm" svg:y2="3.791cm">
            <text:p/>
          </draw:line>
          <draw:line draw:style-name="gr27" draw:text-style-name="P1" draw:layer="layout" svg:x1="22.832cm" svg:y1="3.791cm" svg:x2="22.914cm" svg:y2="4.079cm">
            <text:p/>
          </draw:line>
          <draw:line draw:style-name="gr27" draw:text-style-name="P1" draw:layer="layout" svg:x1="22.873cm" svg:y1="3.791cm" svg:x2="22.955cm" svg:y2="4.038cm">
            <text:p/>
          </draw:line>
          <draw:line draw:style-name="gr27" draw:text-style-name="P1" draw:layer="layout" svg:x1="22.914cm" svg:y1="4.079cm" svg:x2="22.955cm" svg:y2="4.038cm">
            <text:p/>
          </draw:line>
          <draw:custom-shape draw:style-name="gr26" draw:text-style-name="P1" draw:layer="layout" svg:width="0.351cm" svg:height="0.366cm" svg:x="22.682cm" svg:y="3.408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line draw:style-name="gr24" draw:text-style-name="P1" draw:layer="layout" svg:x1="19.201cm" svg:y1="4.701cm" svg:x2="22.78cm" svg:y2="4.68cm">
          <text:p/>
        </draw:line>
        <draw:frame draw:style-name="gr25" draw:text-style-name="P4" draw:layer="layout" svg:width="2.679cm" svg:height="0.8cm" svg:x="19.821cm" svg:y="4.8cm">
          <draw:text-box>
            <text:p><text:span text:style-name="T3">Find a Product...</text:span></text:p>
          </draw:text-box>
        </draw:frame>
        <draw:line draw:style-name="gr28" draw:text-style-name="P1" draw:layer="layout" svg:x1="19.8cm" svg:y1="3.3cm" svg:x2="19.8cm" svg:y2="5.5cm">
          <text:p/>
        </draw:line>
        <draw:path draw:style-name="gr29" draw:text-style-name="P1" draw:layer="layout" svg:width="0.249cm" svg:height="0.249cm" svg:x="19.35cm" svg:y="3.5cm" svg:viewBox="0 0 250 250" svg:d="M125 0v250zM250 126l-250-2z">
          <text:p/>
        </draw:path>
        <draw:polygon draw:style-name="gr29" draw:text-style-name="P1" draw:layer="layout" svg:width="0.249cm" svg:height="0.001cm" svg:x="19.35cm" svg:y="4.324cm" svg:viewBox="0 0 250 2" draw:points="250,2 0,0">
          <text:p/>
        </draw:polygon>
        <draw:custom-shape draw:style-name="gr30" draw:text-style-name="P1" draw:layer="layout" svg:width="0.171cm" svg:height="0.171cm" svg:x="19.429cm" svg:y="4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9.429cm" svg:y1="5.115cm" svg:x2="19.3cm" svg:y2="5.201cm">
          <text:p/>
        </draw:line>
        <draw:custom-shape draw:style-name="gr19" draw:text-style-name="P1" draw:layer="layout" svg:width="3.9cm" svg:height="1.7cm" svg:x="20cm" svg:y="6.5cm">
          <text:p/>
          <draw:enhanced-geometry svg:viewBox="0 0 21600 21600" draw:type="rectangle" draw:enhanced-path="M 0 0 L 21600 0 21600 21600 0 21600 0 0 Z N"/>
        </draw:custom-shape>
        <draw:frame draw:style-name="gr21" draw:layer="layout" svg:width="3.3cm" svg:height="0.962cm" svg:x="20.5cm" svg:y="6.85cm">
          <draw:text-box>
            <text:p>Stock</text:p>
          </draw:text-box>
        </draw:frame>
        <draw:custom-shape draw:style-name="gr22" draw:text-style-name="P1" draw:layer="layout" svg:width="3.6cm" svg:height="1.4cm" svg:x="19.179cm" svg:y="7.6cm">
          <text:p/>
          <draw:enhanced-geometry svg:viewBox="0 0 21600 21600" draw:type="rectangle" draw:enhanced-path="M 0 0 L 21600 0 21600 21600 0 21600 0 0 Z N"/>
        </draw:custom-shape>
        <draw:frame draw:style-name="gr23" draw:text-style-name="P4" draw:layer="layout" svg:width="2.364cm" svg:height="0.619cm" svg:x="19.8cm" svg:y="7.66cm">
          <draw:text-box>
            <text:p><text:span text:style-name="T3">Manage Stock</text:span></text:p>
          </draw:text-box>
        </draw:frame>
        <draw:line draw:style-name="gr24" draw:text-style-name="P1" draw:layer="layout" svg:x1="19.2cm" svg:y1="8.3cm" svg:x2="22.779cm" svg:y2="8.279cm">
          <text:p/>
        </draw:line>
        <draw:frame draw:style-name="gr25" draw:text-style-name="P4" draw:layer="layout" svg:width="2.679cm" svg:height="0.8cm" svg:x="19.8cm" svg:y="8.379cm">
          <draw:text-box>
            <text:p><text:span text:style-name="T3">Product Restock</text:span></text:p>
          </draw:text-box>
        </draw:frame>
        <draw:g>
          <draw:custom-shape draw:style-name="gr26" draw:text-style-name="P1" draw:layer="layout" svg:width="0.575cm" svg:height="0.044cm" draw:transform="skewX (-0.0226892802759263) rotate (-1.26641090524709) translate (22.778cm 7.79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7" draw:text-style-name="P1" draw:layer="layout" svg:x1="22.667cm" svg:y1="7.679cm" svg:x2="22.667cm" svg:y2="8.214cm">
            <text:p/>
          </draw:line>
          <draw:line draw:style-name="gr27" draw:text-style-name="P1" draw:layer="layout" svg:x1="22.667cm" svg:y1="7.679cm" svg:x2="23.079cm" svg:y2="8.091cm">
            <text:p/>
          </draw:line>
          <draw:line draw:style-name="gr27" draw:text-style-name="P1" draw:layer="layout" svg:x1="22.873cm" svg:y1="8.091cm" svg:x2="23.079cm" svg:y2="8.091cm">
            <text:p/>
          </draw:line>
          <draw:line draw:style-name="gr27" draw:text-style-name="P1" draw:layer="layout" svg:x1="22.667cm" svg:y1="8.215cm" svg:x2="22.832cm" svg:y2="8.091cm">
            <text:p/>
          </draw:line>
          <draw:line draw:style-name="gr27" draw:text-style-name="P1" draw:layer="layout" svg:x1="22.832cm" svg:y1="8.091cm" svg:x2="22.914cm" svg:y2="8.379cm">
            <text:p/>
          </draw:line>
          <draw:line draw:style-name="gr27" draw:text-style-name="P1" draw:layer="layout" svg:x1="22.873cm" svg:y1="8.091cm" svg:x2="22.955cm" svg:y2="8.338cm">
            <text:p/>
          </draw:line>
          <draw:line draw:style-name="gr27" draw:text-style-name="P1" draw:layer="layout" svg:x1="22.914cm" svg:y1="8.379cm" svg:x2="22.955cm" svg:y2="8.338cm">
            <text:p/>
          </draw:line>
          <draw:custom-shape draw:style-name="gr26" draw:text-style-name="P1" draw:layer="layout" svg:width="0.351cm" svg:height="0.366cm" svg:x="22.682cm" svg:y="7.708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line draw:style-name="gr28" draw:text-style-name="P1" draw:layer="layout" svg:x1="19.8cm" svg:y1="7.6cm" svg:x2="19.8cm" svg:y2="9cm">
          <text:p/>
        </draw:line>
        <draw:custom-shape draw:style-name="gr19" draw:text-style-name="P1" draw:layer="layout" svg:width="3.9cm" svg:height="1.7cm" svg:x="20.025cm" svg:y="9.976cm">
          <text:p/>
          <draw:enhanced-geometry svg:viewBox="0 0 21600 21600" draw:type="rectangle" draw:enhanced-path="M 0 0 L 21600 0 21600 21600 0 21600 0 0 Z N"/>
        </draw:custom-shape>
        <draw:frame draw:style-name="gr21" draw:layer="layout" svg:width="3.3cm" svg:height="0.962cm" svg:x="20.525cm" svg:y="10.326cm">
          <draw:text-box>
            <text:p>Order</text:p>
          </draw:text-box>
        </draw:frame>
        <draw:custom-shape draw:style-name="gr22" draw:text-style-name="P1" draw:layer="layout" svg:width="3.6cm" svg:height="0.724cm" svg:x="19.204cm" svg:y="11.076cm">
          <text:p/>
          <draw:enhanced-geometry svg:viewBox="0 0 21600 21600" draw:type="rectangle" draw:enhanced-path="M 0 0 L 21600 0 21600 21600 0 21600 0 0 Z N"/>
        </draw:custom-shape>
        <draw:frame draw:style-name="gr23" draw:text-style-name="P4" draw:layer="layout" svg:width="3.029cm" svg:height="0.619cm" svg:x="19.825cm" svg:y="11.136cm">
          <draw:text-box>
            <text:p><text:span text:style-name="T3">Create a new Order</text:span></text:p>
          </draw:text-box>
        </draw:frame>
        <draw:g>
          <draw:custom-shape draw:style-name="gr26" draw:text-style-name="P1" draw:layer="layout" svg:width="0.575cm" svg:height="0.044cm" draw:transform="skewX (-0.0226892802759263) rotate (-1.26641090524709) translate (22.803cm 11.27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7" draw:text-style-name="P1" draw:layer="layout" svg:x1="22.692cm" svg:y1="11.155cm" svg:x2="22.692cm" svg:y2="11.69cm">
            <text:p/>
          </draw:line>
          <draw:line draw:style-name="gr27" draw:text-style-name="P1" draw:layer="layout" svg:x1="22.692cm" svg:y1="11.155cm" svg:x2="23.104cm" svg:y2="11.567cm">
            <text:p/>
          </draw:line>
          <draw:line draw:style-name="gr27" draw:text-style-name="P1" draw:layer="layout" svg:x1="22.898cm" svg:y1="11.567cm" svg:x2="23.104cm" svg:y2="11.567cm">
            <text:p/>
          </draw:line>
          <draw:line draw:style-name="gr27" draw:text-style-name="P1" draw:layer="layout" svg:x1="22.692cm" svg:y1="11.691cm" svg:x2="22.857cm" svg:y2="11.567cm">
            <text:p/>
          </draw:line>
          <draw:line draw:style-name="gr27" draw:text-style-name="P1" draw:layer="layout" svg:x1="22.857cm" svg:y1="11.567cm" svg:x2="22.939cm" svg:y2="11.855cm">
            <text:p/>
          </draw:line>
          <draw:line draw:style-name="gr27" draw:text-style-name="P1" draw:layer="layout" svg:x1="22.898cm" svg:y1="11.567cm" svg:x2="22.98cm" svg:y2="11.814cm">
            <text:p/>
          </draw:line>
          <draw:line draw:style-name="gr27" draw:text-style-name="P1" draw:layer="layout" svg:x1="22.939cm" svg:y1="11.855cm" svg:x2="22.98cm" svg:y2="11.814cm">
            <text:p/>
          </draw:line>
          <draw:custom-shape draw:style-name="gr26" draw:text-style-name="P1" draw:layer="layout" svg:width="0.351cm" svg:height="0.366cm" svg:x="22.707cm" svg:y="11.184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line draw:style-name="gr28" draw:text-style-name="P1" draw:layer="layout" svg:x1="19.8cm" svg:y1="11.1cm" svg:x2="19.8cm" svg:y2="11.8cm">
          <text:p/>
        </draw:line>
        <draw:custom-shape draw:style-name="gr19" draw:text-style-name="P1" draw:layer="layout" svg:width="3.9cm" svg:height="1.7cm" svg:x="20.05cm" svg:y="13.052cm">
          <text:p/>
          <draw:enhanced-geometry svg:viewBox="0 0 21600 21600" draw:type="rectangle" draw:enhanced-path="M 0 0 L 21600 0 21600 21600 0 21600 0 0 Z N"/>
        </draw:custom-shape>
        <draw:frame draw:style-name="gr21" draw:layer="layout" svg:width="3.3cm" svg:height="0.962cm" svg:x="20.55cm" svg:y="13.402cm">
          <draw:text-box>
            <text:p>Member</text:p>
          </draw:text-box>
        </draw:frame>
        <draw:custom-shape draw:style-name="gr22" draw:text-style-name="P1" draw:layer="layout" svg:width="3.6cm" svg:height="1.4cm" svg:x="19.229cm" svg:y="14.152cm">
          <text:p/>
          <draw:enhanced-geometry svg:viewBox="0 0 21600 21600" draw:type="rectangle" draw:enhanced-path="M 0 0 L 21600 0 21600 21600 0 21600 0 0 Z N"/>
        </draw:custom-shape>
        <draw:frame draw:style-name="gr23" draw:text-style-name="P4" draw:layer="layout" svg:width="3.05cm" svg:height="0.619cm" svg:x="19.8cm" svg:y="14.181cm">
          <draw:text-box>
            <text:p><text:span text:style-name="T3">Add a New Member</text:span></text:p>
          </draw:text-box>
        </draw:frame>
        <draw:line draw:style-name="gr24" draw:text-style-name="P1" draw:layer="layout" svg:x1="19.25cm" svg:y1="14.852cm" svg:x2="22.829cm" svg:y2="14.831cm">
          <text:p/>
        </draw:line>
        <draw:frame draw:style-name="gr25" draw:text-style-name="P4" draw:layer="layout" svg:width="3.05cm" svg:height="0.8cm" svg:x="19.85cm" svg:y="14.931cm">
          <draw:text-box>
            <text:p><text:span text:style-name="T3">Remove a Member</text:span></text:p>
          </draw:text-box>
        </draw:frame>
        <draw:g>
          <draw:custom-shape draw:style-name="gr26" draw:text-style-name="P1" draw:layer="layout" svg:width="0.575cm" svg:height="0.044cm" draw:transform="skewX (-0.0226892802759263) rotate (-1.26641090524709) translate (22.828cm 14.3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7" draw:text-style-name="P1" draw:layer="layout" svg:x1="22.717cm" svg:y1="14.231cm" svg:x2="22.717cm" svg:y2="14.766cm">
            <text:p/>
          </draw:line>
          <draw:line draw:style-name="gr27" draw:text-style-name="P1" draw:layer="layout" svg:x1="22.717cm" svg:y1="14.231cm" svg:x2="23.129cm" svg:y2="14.643cm">
            <text:p/>
          </draw:line>
          <draw:line draw:style-name="gr27" draw:text-style-name="P1" draw:layer="layout" svg:x1="22.923cm" svg:y1="14.643cm" svg:x2="23.129cm" svg:y2="14.643cm">
            <text:p/>
          </draw:line>
          <draw:line draw:style-name="gr27" draw:text-style-name="P1" draw:layer="layout" svg:x1="22.717cm" svg:y1="14.767cm" svg:x2="22.882cm" svg:y2="14.643cm">
            <text:p/>
          </draw:line>
          <draw:line draw:style-name="gr27" draw:text-style-name="P1" draw:layer="layout" svg:x1="22.882cm" svg:y1="14.643cm" svg:x2="22.964cm" svg:y2="14.931cm">
            <text:p/>
          </draw:line>
          <draw:line draw:style-name="gr27" draw:text-style-name="P1" draw:layer="layout" svg:x1="22.923cm" svg:y1="14.643cm" svg:x2="23.005cm" svg:y2="14.89cm">
            <text:p/>
          </draw:line>
          <draw:line draw:style-name="gr27" draw:text-style-name="P1" draw:layer="layout" svg:x1="22.964cm" svg:y1="14.931cm" svg:x2="23.005cm" svg:y2="14.89cm">
            <text:p/>
          </draw:line>
          <draw:custom-shape draw:style-name="gr26" draw:text-style-name="P1" draw:layer="layout" svg:width="0.351cm" svg:height="0.366cm" svg:x="22.732cm" svg:y="14.26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line draw:style-name="gr28" draw:text-style-name="P1" draw:layer="layout" svg:x1="19.85cm" svg:y1="14.152cm" svg:x2="19.85cm" svg:y2="15.552cm">
          <text:p/>
        </draw:line>
        <draw:frame draw:style-name="gr31" draw:text-style-name="P4" draw:layer="layout" svg:width="0.8cm" svg:height="2.55cm" svg:x="19.2cm" svg:y="11.2cm">
          <draw:text-box>
            <text:p><text:span text:style-name="T3">$</text:span></text:p>
          </draw:text-box>
        </draw:frame>
        <draw:custom-shape draw:style-name="gr32" draw:text-style-name="P1" draw:layer="layout" svg:width="0.225cm" svg:height="0.2cm" svg:x="19.3cm" svg:y="8.5cm">
          <text:p/>
          <draw:enhanced-geometry svg:viewBox="0 0 21600 21600" draw:type="rectangle" draw:enhanced-path="M 0 0 L 21600 0 21600 21600 0 21600 0 0 Z N"/>
        </draw:custom-shape>
        <draw:line draw:style-name="gr28" draw:text-style-name="P1" draw:layer="layout" svg:x1="19.425cm" svg:y1="8.6cm" svg:x2="19.75cm" svg:y2="8.6cm">
          <text:p/>
        </draw:line>
        <draw:line draw:style-name="gr28" draw:text-style-name="P1" draw:layer="layout" svg:x1="19.65cm" svg:y1="8.55cm" svg:x2="19.75cm" svg:y2="8.6cm">
          <text:p/>
        </draw:line>
        <draw:line draw:style-name="gr28" draw:text-style-name="P1" draw:layer="layout" svg:x1="19.65cm" svg:y1="8.65cm" svg:x2="19.75cm" svg:y2="8.6cm">
          <text:p/>
        </draw:line>
        <draw:polygon draw:style-name="gr29" draw:text-style-name="P1" draw:layer="layout" svg:width="0cm" svg:height="0.249cm" svg:x="19.575cm" svg:y="14.4cm" svg:viewBox="0 0 0 250" draw:points="0,0 0,250">
          <text:p/>
        </draw:polygon>
        <draw:polygon draw:style-name="gr29" draw:text-style-name="P1" draw:layer="layout" svg:width="0.249cm" svg:height="0.001cm" svg:x="19.45cm" svg:y="14.524cm" svg:viewBox="0 0 250 2" draw:points="250,2 0,0">
          <text:p/>
        </draw:polygon>
        <draw:polygon draw:style-name="gr29" draw:text-style-name="P1" draw:layer="layout" svg:width="0.249cm" svg:height="0.001cm" svg:x="19.45cm" svg:y="15.224cm" svg:viewBox="0 0 250 2" draw:points="250,2 0,0">
          <text:p/>
        </draw:polygon>
        <draw:custom-shape draw:style-name="gr19" draw:text-style-name="P1" draw:layer="layout" svg:width="3.9cm" svg:height="1.7cm" svg:x="20.075cm" svg:y="15.928cm">
          <text:p/>
          <draw:enhanced-geometry svg:viewBox="0 0 21600 21600" draw:type="rectangle" draw:enhanced-path="M 0 0 L 21600 0 21600 21600 0 21600 0 0 Z N"/>
        </draw:custom-shape>
        <draw:frame draw:style-name="gr21" draw:layer="layout" svg:width="3.375cm" svg:height="0.962cm" svg:x="20.5cm" svg:y="16.278cm">
          <draw:text-box>
            <text:p>Employee</text:p>
          </draw:text-box>
        </draw:frame>
        <draw:custom-shape draw:style-name="gr22" draw:text-style-name="P1" draw:layer="layout" svg:width="3.6cm" svg:height="1.4cm" svg:x="19.254cm" svg:y="17.028cm">
          <text:p/>
          <draw:enhanced-geometry svg:viewBox="0 0 21600 21600" draw:type="rectangle" draw:enhanced-path="M 0 0 L 21600 0 21600 21600 0 21600 0 0 Z N"/>
        </draw:custom-shape>
        <draw:frame draw:style-name="gr23" draw:text-style-name="P4" draw:layer="layout" svg:width="3.274cm" svg:height="0.619cm" svg:x="19.825cm" svg:y="17.057cm">
          <draw:text-box>
            <text:p><text:span text:style-name="T3">Add a New Employee</text:span></text:p>
          </draw:text-box>
        </draw:frame>
        <draw:line draw:style-name="gr24" draw:text-style-name="P1" draw:layer="layout" svg:x1="19.275cm" svg:y1="17.728cm" svg:x2="22.854cm" svg:y2="17.707cm">
          <text:p/>
        </draw:line>
        <draw:frame draw:style-name="gr25" draw:text-style-name="P4" draw:layer="layout" svg:width="3.5cm" svg:height="0.8cm" svg:x="19.8cm" svg:y="17.807cm">
          <draw:text-box>
            <text:p><text:span text:style-name="T3">Remove an Employee</text:span></text:p>
          </draw:text-box>
        </draw:frame>
        <draw:g>
          <draw:custom-shape draw:style-name="gr26" draw:text-style-name="P1" draw:layer="layout" svg:width="0.575cm" svg:height="0.044cm" draw:transform="skewX (-0.0226892802759263) rotate (-1.26641090524709) translate (22.853cm 17.22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7" draw:text-style-name="P1" draw:layer="layout" svg:x1="22.742cm" svg:y1="17.107cm" svg:x2="22.742cm" svg:y2="17.642cm">
            <text:p/>
          </draw:line>
          <draw:line draw:style-name="gr27" draw:text-style-name="P1" draw:layer="layout" svg:x1="22.742cm" svg:y1="17.107cm" svg:x2="23.154cm" svg:y2="17.519cm">
            <text:p/>
          </draw:line>
          <draw:line draw:style-name="gr27" draw:text-style-name="P1" draw:layer="layout" svg:x1="22.948cm" svg:y1="17.519cm" svg:x2="23.154cm" svg:y2="17.519cm">
            <text:p/>
          </draw:line>
          <draw:line draw:style-name="gr27" draw:text-style-name="P1" draw:layer="layout" svg:x1="22.742cm" svg:y1="17.643cm" svg:x2="22.907cm" svg:y2="17.519cm">
            <text:p/>
          </draw:line>
          <draw:line draw:style-name="gr27" draw:text-style-name="P1" draw:layer="layout" svg:x1="22.907cm" svg:y1="17.519cm" svg:x2="22.989cm" svg:y2="17.807cm">
            <text:p/>
          </draw:line>
          <draw:line draw:style-name="gr27" draw:text-style-name="P1" draw:layer="layout" svg:x1="22.948cm" svg:y1="17.519cm" svg:x2="23.03cm" svg:y2="17.766cm">
            <text:p/>
          </draw:line>
          <draw:line draw:style-name="gr27" draw:text-style-name="P1" draw:layer="layout" svg:x1="22.989cm" svg:y1="17.807cm" svg:x2="23.03cm" svg:y2="17.766cm">
            <text:p/>
          </draw:line>
          <draw:custom-shape draw:style-name="gr26" draw:text-style-name="P1" draw:layer="layout" svg:width="0.351cm" svg:height="0.366cm" svg:x="22.757cm" svg:y="17.136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line draw:style-name="gr28" draw:text-style-name="P1" draw:layer="layout" svg:x1="19.875cm" svg:y1="17.028cm" svg:x2="19.875cm" svg:y2="18.428cm">
          <text:p/>
        </draw:line>
        <draw:polygon draw:style-name="gr29" draw:text-style-name="P1" draw:layer="layout" svg:width="0cm" svg:height="0.249cm" svg:x="19.6cm" svg:y="17.276cm" svg:viewBox="0 0 0 250" draw:points="0,0 0,250">
          <text:p/>
        </draw:polygon>
        <draw:polygon draw:style-name="gr29" draw:text-style-name="P1" draw:layer="layout" svg:width="0.249cm" svg:height="0.001cm" svg:x="19.475cm" svg:y="17.4cm" svg:viewBox="0 0 250 2" draw:points="250,2 0,0">
          <text:p/>
        </draw:polygon>
        <draw:polygon draw:style-name="gr29" draw:text-style-name="P1" draw:layer="layout" svg:width="0.249cm" svg:height="0.001cm" svg:x="19.475cm" svg:y="18.1cm" svg:viewBox="0 0 250 2" draw:points="250,2 0,0">
          <text:p/>
        </draw:polygon>
        <draw:g>
          <draw:custom-shape draw:style-name="gr32" draw:text-style-name="P1" draw:layer="layout" svg:width="0.3cm" svg:height="0.3cm" svg:x="19.3cm" svg:y="7.8cm">
            <text:p/>
            <draw:enhanced-geometry svg:viewBox="0 0 21600 21600" draw:type="rectangle" draw:enhanced-path="M 0 0 L 21600 0 21600 21600 0 21600 0 0 Z N"/>
          </draw:custom-shape>
          <draw:frame draw:style-name="gr33" draw:text-style-name="P4" draw:layer="layout" svg:width="3.4cm" svg:height="1.8cm" svg:x="19.1cm" svg:y="7.7cm">
            <draw:text-box>
              <text:p><text:span text:style-name="T3">M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1T10:10:52.065000000</meta:creation-date>
    <dc:date>2014-12-03T12:49:00.174000000</dc:date>
    <meta:editing-duration>PT6M20S</meta:editing-duration>
    <meta:editing-cycles>4</meta:editing-cycles>
    <meta:generator>LibreOffice/4.2.5.2$Windows_x86 LibreOffice_project/61cb170a04bb1f12e77c884eab9192be736ec5f5</meta:generator>
    <meta:document-statistic meta:object-count="196"/>
  </office:meta>
</office:document-meta>
</file>